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is_listed</text:p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>show_tech_unlock_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requisites</text:p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ggered_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d_resources</text:p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new_building_content_enabled</text:p>
          </table:table-cell>
          <table:table-cell office:value-type="string">
            <text:p>is_machine_empire</text:p>
          </table:table-cell>
          <table:table-cell office:value-type="string">
            <text:p>is_servitor</text:p>
          </table:table-cell>
          <table:table-cell office:value-type="string">
            <text:p>conditions_power_plant_1</text:p>
          </table:table-cell>
          <table:table-cell office:value-type="string">
            <text:p>conditions_power_plant_2</text:p>
          </table:table-cell>
          <table:table-cell office:value-type="string">
            <text:p>conditions_power_plant_3</text:p>
          </table:table-cell>
          <table:table-cell office:value-type="string">
            <text:p>conditions_power_plant_4</text:p>
          </table:table-cell>
          <table:table-cell office:value-type="string">
            <text:p>conditions_power_plant_5</text:p>
          </table:table-cell>
          <table:table-cell office:value-type="string">
            <text:p>conditions_mining_network_1</text:p>
          </table:table-cell>
          <table:table-cell office:value-type="string">
            <text:p>conditions_mining_network_2</text:p>
          </table:table-cell>
          <table:table-cell office:value-type="string">
            <text:p>conditions_mining_network_3</text:p>
          </table:table-cell>
          <table:table-cell office:value-type="string">
            <text:p>conditions_mining_network_4</text:p>
          </table:table-cell>
          <table:table-cell office:value-type="string">
            <text:p>conditions_mining_network_5</text:p>
          </table:table-cell>
          <table:table-cell office:value-type="string">
            <text:p>conditions_hydroponics_farm_1</text:p>
          </table:table-cell>
          <table:table-cell office:value-type="string">
            <text:p>conditions_hydroponics_farm_2</text:p>
          </table:table-cell>
          <table:table-cell office:value-type="string">
            <text:p>conditions_hydroponics_farm_3</text:p>
          </table:table-cell>
          <table:table-cell office:value-type="string">
            <text:p>conditions_hydroponics_farm_4</text:p>
          </table:table-cell>
          <table:table-cell office:value-type="string">
            <text:p>conditions_hydroponics_farm_5</text:p>
          </table:table-cell>
          <table:table-cell office:value-type="string">
            <text:p>conditions_basic_science_lab</text:p>
          </table:table-cell>
          <table:table-cell office:value-type="string">
            <text:p>conditions_engineering_lab_1</text:p>
          </table:table-cell>
          <table:table-cell office:value-type="string">
            <text:p>conditions_engineering_lab_2</text:p>
          </table:table-cell>
          <table:table-cell office:value-type="string">
            <text:p>conditions_engineering_lab_3</text:p>
          </table:table-cell>
          <table:table-cell office:value-type="string">
            <text:p>conditions_engineering_lab_4</text:p>
          </table:table-cell>
          <table:table-cell office:value-type="string">
            <text:p>conditions_physics_lab_1</text:p>
          </table:table-cell>
          <table:table-cell office:value-type="string">
            <text:p>conditions_physics_lab_2</text:p>
          </table:table-cell>
          <table:table-cell office:value-type="string">
            <text:p>conditions_physics_lab_3</text:p>
          </table:table-cell>
          <table:table-cell office:value-type="string">
            <text:p>conditions_physics_lab_4</text:p>
          </table:table-cell>
          <table:table-cell office:value-type="string">
            <text:p>conditions_biolab_1</text:p>
          </table:table-cell>
          <table:table-cell office:value-type="string">
            <text:p>conditions_biolab_2</text:p>
          </table:table-cell>
          <table:table-cell office:value-type="string">
            <text:p>conditions_biolab_3</text:p>
          </table:table-cell>
          <table:table-cell office:value-type="string">
            <text:p>conditions_biolab_4</text:p>
          </table:table-cell>
          <table:table-cell office:value-type="string">
            <text:p>new_building_content_enabled</text:p>
          </table:table-cell>
          <table:table-cell office:value-type="string">
            <text:p>planet_is_habitat</text:p>
          </table:table-cell>
          <table:table-cell office:value-type="string">
            <text:p>has_black_hole_or_dyson_sphere</text:p>
          </table:table-cell>
          <table:table-cell office:value-type="string">
            <text:p>owner_is_machine_empire</text:p>
          </table:table-cell>
          <table:table-cell office:value-type="string">
            <text:p>owner_is_servi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minerals</text:p>
          </table:table-cell>
          <table:table-cell office:value-type="string">
            <text:p>food</text:p>
          </table:table-cell>
          <table:table-cell office:value-type="string">
            <text:p>engineering_research</text:p>
          </table:table-cell>
          <table:table-cell office:value-type="string">
            <text:p>physics_research</text:p>
          </table:table-cell>
          <table:table-cell office:value-type="string">
            <text:p>society_research</text:p>
          </table:table-cell>
          <table:table-cell office:value-type="string">
            <text:p>energy_buildings_ai_allow</text:p>
          </table:table-cell>
          <table:table-cell office:value-type="string">
            <text:p>minerals_buildings_ai_allow</text:p>
          </table:table-cell>
          <table:table-cell office:value-type="string">
            <text:p>food_buildings_ai_allow</text:p>
          </table:table-cell>
          <table:table-cell office:value-type="string">
            <text:p>food_buildings_limitation</text:p>
          </table:table-cell>
          <table:table-cell office:value-type="string">
            <text:p>general_research_buildings_ai_allow</text:p>
          </table:table-cell>
          <table:table-cell office:value-type="string">
            <text:p>engineering_research_buildings_ai_allow</text:p>
          </table:table-cell>
          <table:table-cell office:value-type="string">
            <text:p>physics_research_buildings_ai_allow</text:p>
          </table:table-cell>
          <table:table-cell office:value-type="string">
            <text:p>society_research_buildings_ai_allow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requires_capital_1</text:p>
          </table:table-cell>
          <table:table-cell office:value-type="string">
            <text:p>requires_capital_2</text:p>
          </table:table-cell>
          <table:table-cell office:value-type="string">
            <text:p>requires_capital_3</text:p>
          </table:table-cell>
          <table:table-cell office:value-type="string">
            <text:p>planet_is_capital</text:p>
          </table:table-cell>
          <table:table-cell office:value-type="string">
            <text:p>owner_is_machine_empire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>has_black_hole_or_dyson_sphere</text:p>
          </table:table-cell>
          <table:table-cell office:value-type="string">
            <text:p>OCCNUM</text:p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from.owner</text:p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can_build_engineering_facility_1</text:p>
          </table:table-cell>
          <table:table-cell office:value-type="string">
            <text:p>has_deposit</text:p>
          </table:table-cell>
          <table:table-cell office:value-type="string">
            <text:p>can_build_phyiscs_lab_1</text:p>
          </table:table-cell>
          <table:table-cell office:value-type="string">
            <text:p>can_build_biolab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_is_machine_empire</text:p>
          </table:table-cell>
          <table:table-cell office:value-type="string">
            <text:p>planet_is_capi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planet_is_ringworld</text:p>
          </table:table-cell>
          <table:table-cell office:value-type="string">
            <text:p>tile_resource_energy_mult</text:p>
          </table:table-cell>
          <table:table-cell office:value-type="string">
            <text:p>tile_resource_minerals_mult</text:p>
          </table:table-cell>
          <table:table-cell office:value-type="string">
            <text:p>tile_resource_food_mult</text:p>
          </table:table-cell>
          <table:table-cell office:value-type="string">
            <text:p>tile_resource_engineering_research_mult</text:p>
          </table:table-cell>
          <table:table-cell office:value-type="string">
            <text:p>tile_resource_physics_research_mult</text:p>
          </table:table-cell>
          <table:table-cell office:value-type="string">
            <text:p>tile_resource_society_research_mult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valid_civic</text:p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wapped_tradition</text:p>
          </table:table-cell>
          <table:table-cell office:value-type="string">
            <text:p>overhauled_building_stats_enable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</text:p>
          </table:table-cell>
          <table:table-cell office:value-type="string">
            <text:p>minerals</text:p>
          </table:table-cell>
          <table:table-cell office:value-type="string">
            <text:p>physics_research</text:p>
          </table:table-cell>
          <table:table-cell office:value-type="string">
            <text:p>society_research</text:p>
          </table:table-cell>
          <table:table-cell office:value-type="string">
            <text:p>engineering_research</text:p>
          </table:table-cell>
          <table:table-cell office:value-type="string">
            <text:p>energy</text:p>
          </table:table-cell>
          <table:table-cell office:value-type="string">
            <text:p>food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1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210</text:p>
          </table:table-cell>
          <table:table-cell office:value-type="string">
            <text:p>6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plant_1" }</text:p>
          </table:table-cell>
          <table:table-cell office:value-type="string">
            <text:p>{ building_power_plant_2 }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2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plant_2" }</text:p>
          </table:table-cell>
          <table:table-cell office:value-type="string">
            <text:p>{ building_power_plant_3 }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3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plant_3" }</text:p>
          </table:table-cell>
          <table:table-cell office:value-type="string">
            <text:p>{ building_power_plant_4 }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4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plant_4" }</text:p>
          </table:table-cell>
          <table:table-cell office:value-type="string">
            <text:p>{ building_power_plant_5 }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ower_plant_5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ower_plant_4" }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power_plant_5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power_plant_5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ng_network_1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210</text:p>
          </table:table-cell>
          <table:table-cell office:value-type="string">
            <text:p>6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asic_industry" }</text:p>
          </table:table-cell>
          <table:table-cell office:value-type="string">
            <text:p>{ building_mining_network_2 }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ng_network_2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ing_network_2" }</text:p>
          </table:table-cell>
          <table:table-cell office:value-type="string">
            <text:p>{ building_mining_network_3 }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ng_network_3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ing_network_3" }</text:p>
          </table:table-cell>
          <table:table-cell office:value-type="string">
            <text:p>{ building_mining_network_4 }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ng_network_4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ing_network_4" }</text:p>
          </table:table-cell>
          <table:table-cell office:value-type="string">
            <text:p>{ building_mining_network_5 }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ining_network_5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ing_network_4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mining_network_5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mining_network_5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ydroponics_farm_1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210</text:p>
          </table:table-cell>
          <table:table-cell office:value-type="string">
            <text:p>6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eco_simulation" }</text:p>
          </table:table-cell>
          <table:table-cell office:value-type="string">
            <text:p>{ building_hydroponics_farm_2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_adaptability_finis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ydroponics_farm_2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hydroponics" }</text:p>
          </table:table-cell>
          <table:table-cell office:value-type="string">
            <text:p>{ building_hydroponics_farm_3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_adaptability_finis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ydroponics_farm_3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gene_crops" }</text:p>
          </table:table-cell>
          <table:table-cell office:value-type="string">
            <text:p>{ building_hydroponics_farm_4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_adaptability_finis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ydroponics_farm_4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nano_vitality_crops" }</text:p>
          </table:table-cell>
          <table:table-cell office:value-type="string">
            <text:p>{ building_hydroponics_farm_5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_adaptability_finis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ydroponics_farm_5</text:p>
          </table:table-cell>
          <table:table-cell office:value-type="string">
            <text:p>{ standard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nano_vitality_crops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hydroponics_farm_5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OCC0</text:p>
          </table:table-cell>
          <table:table-cell office:value-type="string">
            <text:p>civic_agrarian_idyll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hydroponics_farm_5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_adaptability_finis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basic_science_lab_1</text:p>
          </table:table-cell>
          <table:table-cell office:value-type="string">
            <text:p>{ research_resource_building }</text:p>
          </table:table-cell>
          <table:table-cell office:value-type="string">
            <text:p>yes</text:p>
          </table:table-cell>
          <table:table-cell office:value-type="string">
            <text:p>210</text:p>
          </table:table-cell>
          <table:table-cell office:value-type="string">
            <text:p>6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asic_science_lab_1" }</text:p>
          </table:table-cell>
          <table:table-cell office:value-type="string">
            <text:p>{ building_engineering_facility_1 building_physics_lab_1 building_biolab_1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>society_research_building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hysics_research_building_til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engineering_research_building_tile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engineering_facility_1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engineering_lab_1" }</text:p>
          </table:table-cell>
          <table:table-cell office:value-type="string">
            <text:p>{ building_engineering_facility_2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engineering_facility_2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engineering_lab_2" }</text:p>
          </table:table-cell>
          <table:table-cell office:value-type="string">
            <text:p>{ building_engineering_facility_3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engineering_facility_3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engineering_lab_3" }</text:p>
          </table:table-cell>
          <table:table-cell office:value-type="string">
            <text:p>{ building_engineering_facility_4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engineering_facility_4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engineering_lab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engineering_facility_4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engineering_facility_4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physics_lab_1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hysics_lab_1" }</text:p>
          </table:table-cell>
          <table:table-cell office:value-type="string">
            <text:p>{ building_physics_lab_2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physics_lab_2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hysics_lab_2" }</text:p>
          </table:table-cell>
          <table:table-cell office:value-type="string">
            <text:p>{ building_physics_lab_3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physics_lab_3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hysics_lab_3" }</text:p>
          </table:table-cell>
          <table:table-cell office:value-type="string">
            <text:p>{ building_physics_lab_4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physics_lab_4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physics_lab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physics_lab_4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physics_lab_4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biolab_1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9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iolab_1" }</text:p>
          </table:table-cell>
          <table:table-cell office:value-type="string">
            <text:p>{ building_biolab_2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biolab_2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2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iolab_2" }</text:p>
          </table:table-cell>
          <table:table-cell office:value-type="string">
            <text:p>{ building_biolab_3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biolab_3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iolab_3" }</text:p>
          </table:table-cell>
          <table:table-cell office:value-type="string">
            <text:p>{ building_biolab_4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biolab_4</text:p>
          </table:table-cell>
          <table:table-cell office:value-type="string">
            <text:p>{ research_resource_building }</text:p>
          </table:table-cell>
          <table:table-cell office:value-type="string">
            <text:p>no</text:p>
          </table:table-cell>
          <table:table-cell office:value-type="string">
            <text:p>180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biolab_3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biolab_4_regular_capital_modifi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</text:p>
          </table:table-cell>
          <table:table-cell office:value-type="string">
            <text:p>3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biolab_4_ringworld_capital_modifie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hab_astro_mining_facility</text:p>
          </table:table-cell>
          <table:table-cell office:value-type="string">
            <text:p>{ standard_resource_building }</text:p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minerals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minerals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hab_solar_power_processor</text:p>
          </table:table-cell>
          <table:table-cell office:value-type="string">
            <text:p>{ standard_resource_building }</text:p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energy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energy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ilding_hab_agri_bay</text:p>
          </table:table-cell>
          <table:table-cell office:value-type="string">
            <text:p>{ standard_resource_building }</text:p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ab_laboratory_module</text:p>
          </table:table-cell>
          <table:table-cell office:value-type="string">
            <text:p>{ research_resource_building }</text:p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society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society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nutrient_paste_facility</text:p>
          </table:table-cell>
          <table:table-cell office:value-type="string">
            <text:p>{ standard_resource_building }</text:p>
          </table:table-cell>
          <table:table-cell office:value-type="string">
            <text:p>yes</text:p>
          </table:table-cell>
          <table:table-cell office:value-type="string">
            <text:p>18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food_focus_factor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>food_focus_factor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>food_focus_facto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0</text:p>
          </table:table-cell>
          <table:table-cell office:value-type="string">
            <text:p>food_focus_factor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